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end="Arrow" draw:marker-end-width="0.5cm" draw:marker-end-center="true" draw:fill="none" draw:fill-color="#000000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draw:fill="none" draw:fill-color="#000000" fo:min-height="1.56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style:font-name="OpenSymbol" fo:font-size="36pt" style:font-name-asian="OpenSymbol" style:font-size-asian="36pt" style:font-name-complex="OpenSymbol" style:font-size-complex="36pt"/>
    </style:style>
    <style:style style:name="T2" style:family="text">
      <style:text-properties style:font-name="StarSymbol" fo:font-size="36pt" style:font-name-asian="StarBats" style:font-size-asian="36pt" style:font-name-complex="StarBats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cm" svg:y1="3.4cm" svg:x2="6.8cm" svg:y2="10.5cm">
          <text:p/>
        </draw:line>
        <draw:line draw:style-name="gr1" draw:text-style-name="P1" draw:layer="layout" svg:x1="8.529cm" svg:y1="3.4cm" svg:x2="8.529cm" svg:y2="10.5cm">
          <text:p/>
        </draw:line>
        <draw:line draw:style-name="gr1" draw:text-style-name="P1" draw:layer="layout" svg:x1="10.257cm" svg:y1="3.4cm" svg:x2="10.257cm" svg:y2="10.5cm">
          <text:p/>
        </draw:line>
        <draw:line draw:style-name="gr1" draw:text-style-name="P1" draw:layer="layout" svg:x1="11.986cm" svg:y1="3.4cm" svg:x2="11.986cm" svg:y2="10.5cm">
          <text:p/>
        </draw:line>
        <draw:line draw:style-name="gr1" draw:text-style-name="P1" draw:layer="layout" svg:x1="13.714cm" svg:y1="3.4cm" svg:x2="13.714cm" svg:y2="10.5cm">
          <text:p/>
        </draw:line>
        <draw:line draw:style-name="gr1" draw:text-style-name="P1" draw:layer="layout" svg:x1="15.443cm" svg:y1="3.4cm" svg:x2="15.443cm" svg:y2="10.5cm">
          <text:p/>
        </draw:line>
        <draw:line draw:style-name="gr1" draw:text-style-name="P1" draw:layer="layout" svg:x1="17.171cm" svg:y1="3.4cm" svg:x2="17.171cm" svg:y2="10.5cm">
          <text:p/>
        </draw:line>
        <draw:line draw:style-name="gr1" draw:text-style-name="P1" draw:layer="layout" svg:x1="18.9cm" svg:y1="3.4cm" svg:x2="18.9cm" svg:y2="10.5cm">
          <text:p/>
        </draw:line>
        <draw:line draw:style-name="gr1" draw:text-style-name="P1" draw:layer="layout" svg:x1="5.8cm" svg:y1="5.7cm" svg:x2="22.1cm" svg:y2="5.7cm">
          <text:p/>
        </draw:line>
        <draw:line draw:style-name="gr1" draw:text-style-name="P1" draw:layer="layout" svg:x1="5.8cm" svg:y1="7.65cm" svg:x2="22.1cm" svg:y2="7.65cm">
          <text:p/>
        </draw:line>
        <draw:line draw:style-name="gr1" draw:text-style-name="P1" draw:layer="layout" svg:x1="5.8cm" svg:y1="9.6cm" svg:x2="22.1cm" svg:y2="9.6cm">
          <text:p/>
        </draw:line>
        <draw:frame draw:style-name="gr2" draw:text-style-name="P2" draw:layer="layout" svg:width="1.728cm" svg:height="1.913cm" svg:x="22.372cm" svg:y="8.7cm">
          <draw:text-box>
            <text:p><text:span text:style-name="T1"></text:span></text:p>
          </draw:text-box>
        </draw:frame>
        <draw:frame draw:style-name="gr3" draw:layer="layout" svg:width="1.732cm" svg:height="1.914cm" svg:x="5.968cm" svg:y="1.7cm">
          <draw:text-box>
            <text:p><text:span text:style-name="T2"></text:span></text:p>
          </draw:text-box>
        </draw:frame>
        <draw:frame draw:style-name="gr3" draw:layer="layout" svg:width="1.732cm" svg:height="1.914cm" svg:x="7.687cm" svg:y="1.7cm">
          <draw:text-box>
            <text:p><text:span text:style-name="T2"></text:span></text:p>
          </draw:text-box>
        </draw:frame>
        <draw:frame draw:style-name="gr3" draw:layer="layout" svg:width="1.724cm" svg:height="1.914cm" svg:x="9.406cm" svg:y="1.7cm">
          <draw:text-box>
            <text:p><text:span text:style-name="T2"></text:span></text:p>
          </draw:text-box>
        </draw:frame>
        <draw:frame draw:style-name="gr3" draw:layer="layout" svg:width="1.758cm" svg:height="1.914cm" svg:x="11.125cm" svg:y="1.7cm">
          <draw:text-box>
            <text:p><text:span text:style-name="T2"></text:span></text:p>
          </draw:text-box>
        </draw:frame>
        <draw:frame draw:style-name="gr3" draw:layer="layout" svg:width="1.749cm" svg:height="1.914cm" svg:x="12.843cm" svg:y="1.7cm">
          <draw:text-box>
            <text:p><text:span text:style-name="T2"></text:span></text:p>
          </draw:text-box>
        </draw:frame>
        <draw:frame draw:style-name="gr3" draw:layer="layout" svg:width="1.724cm" svg:height="1.914cm" svg:x="14.562cm" svg:y="1.7cm">
          <draw:text-box>
            <text:p><text:span text:style-name="T2"></text:span></text:p>
          </draw:text-box>
        </draw:frame>
        <draw:frame draw:style-name="gr3" draw:layer="layout" svg:width="1.745cm" svg:height="1.914cm" svg:x="16.281cm" svg:y="1.7cm">
          <draw:text-box>
            <text:p><text:span text:style-name="T2"></text:span></text:p>
          </draw:text-box>
        </draw:frame>
        <draw:frame draw:style-name="gr3" draw:layer="layout" svg:width="1.72cm" svg:height="1.914cm" svg:x="18cm" svg:y="1.7cm">
          <draw:text-box>
            <text:p><text:span text:style-name="T2"></text:span></text:p>
          </draw:text-box>
        </draw:frame>
        <draw:frame draw:style-name="gr3" draw:layer="layout" svg:width="1.711cm" svg:height="1.914cm" svg:x="22.372cm" svg:y="4.786cm">
          <draw:text-box>
            <text:p><text:span text:style-name="T2"></text:span></text:p>
          </draw:text-box>
        </draw:frame>
        <draw:frame draw:style-name="gr3" draw:layer="layout" svg:width="1.711cm" svg:height="1.914cm" svg:x="22.372cm" svg:y="6.743cm">
          <draw:text-box>
            <text:p><text:span text:style-name="T2">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23:49.990247400</meta:creation-date>
    <dc:date>2016-04-14T08:37:49.440527365</dc:date>
    <meta:editing-duration>PT14M1S</meta:editing-duration>
    <meta:editing-cycles>1</meta:editing-cycles>
    <meta:document-statistic meta:object-count="22"/>
    <meta:generator>LibreOffice/4.3.3.2$Linux_ARM_EABI LibreOffice_project/430m0$Build-2</meta:generator>
  </office:meta>
</office:document-meta>
</file>